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Standard">
      <style:text-properties officeooo:paragraph-rsid="00245eb2"/>
    </style:style>
    <style:style style:name="P6" style:family="paragraph" style:parent-style-name="Standard">
      <style:text-properties officeooo:paragraph-rsid="008e6870"/>
    </style:style>
    <style:style style:name="P7" style:family="paragraph" style:parent-style-name="Table">
      <style:paragraph-properties fo:keep-with-next="always"/>
    </style:style>
    <style:style style:name="P8" style:family="paragraph" style:parent-style-name="Table_20_Contents">
      <style:text-properties officeooo:rsid="0091fdfa" officeooo:paragraph-rsid="0091fdfa"/>
    </style:style>
    <style:style style:name="P9" style:family="paragraph" style:parent-style-name="Standard">
      <style:text-properties officeooo:rsid="006624ff"/>
    </style:style>
    <style:style style:name="P10" style:family="paragraph" style:parent-style-name="Standard">
      <style:text-properties officeooo:rsid="006624ff" officeooo:paragraph-rsid="006624ff"/>
    </style:style>
    <style:style style:name="P11" style:family="paragraph" style:parent-style-name="Standard" style:master-page-name="Treti">
      <style:paragraph-properties style:page-number="auto"/>
      <style:text-properties officeooo:rsid="008c59fd" officeooo:paragraph-rsid="00895c23"/>
    </style:style>
    <style:style style:name="P12"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636082496" text:id="ct39636082496">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Heading_20_1"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soft-page-break/>Ekonomické a klinické výhody pro pacienty</text:h>
        <text:h text:style-name="Heading_20_3" text:outline-level="3">Inovativní přístupy k řízení chronických onemocnění v <text:span text:style-name="T4">praxi</text:span></text:h>
        <text:p text:style-name="P5">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text:soft-page-break/>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text:soft-page-break/>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Diagnostické testy</text:p>
        <text:p text:style-name="List_20_2">Krevní testy</text:p>
        <text:p text:style-name="List_20_2"><text:soft-page-break/>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6">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6"/>
        <text:p text:style-name="P6"/>
        <text:p text:style-name="P7"><text:soft-page-break/>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6"/>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text:soft-page-break/>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text:soft-page-break/>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text:soft-page-break/>Uroflowmetrie</text:p>
        <text:h text:style-name="Heading_20_1" text:outline-level="1">Závěr</text:h>
        <text:p text:style-name="P9">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9636082496"/></text:p>
        <text:p text:style-name="P10"><text:change-end text:change-id="ct39636082496"/></text:p>
        <text:p text:style-name="P10"/>
        <text:p text:style-name="P10"/>
        <text:p text:style-name="P10"/>
        <text:p text:style-name="P11">awdawdalkwd</text:p>
        <text:p text:style-name="P1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auto" fo:break-after="auto">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MP2"><text:page-number text:select-page="current">0</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6T16:07:16.696344000</dc:date>
    <meta:generator>LibreOffice/25.8.3.2$MacOSX_AARCH64 LibreOffice_project/8ca8d55c161d602844f5428fa4b58097424e324e</meta:generator>
    <meta:initial-creator/>
    <meta:creation-date>2025-12-28T20:01:58.000</meta:creation-date>
    <meta:keyword/>
    <meta:editing-duration>P3DT16H3M55S</meta:editing-duration>
    <meta:editing-cycles>158</meta:editing-cycles>
    <meta:document-statistic meta:table-count="1" meta:image-count="0" meta:object-count="0" meta:page-count="12" meta:paragraph-count="97" meta:word-count="2273" meta:character-count="17764" meta:non-whitespace-character-count="15600"/>
    <meta:user-defined meta:name="Category"/>
    <meta:user-defined meta:name="Company"/>
    <meta:user-defined meta:name="IndividualWorkKey"/>
    <meta:user-defined meta:name="Manager"/>
  </office:meta>
</office:document-meta>
</file>